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Duration.isImm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uration.compareToGDuration( GDurationSpecification 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uration.subtract( GDurationSpecification 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Duration.equals( Object obj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Duration.getF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uration.GDuration( CharSequence str )</text:p>
          </table:table-cell>
          <table:table-cell office:value-type="float" office:value="41">
            <text:p text:style-name="Table_20_Contents">41</text:p>
          </table:table-cell>
          <table:table-cell office:value-type="float" office:value="48">
            <text:p text:style-name="Table_20_Contents">48</text:p>
          </table:table-cell>
          <table:table-cell office:value-type="float" office:value="122">
            <text:p text:style-name="Table_20_Contents">122</text:p>
          </table:table-cell>
        </table:table-row>
        <table:table-row>
          <table:table-cell office:value-type="string">
            <text:p text:style-name="Table_20_Contents">GDuration.getMon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uration._add( GDurationSpecification duration , int sig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GDura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uration.getY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uration.getS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uration.GDuration( int sign , int year , int month , int day , int hour , int minute , int second , BigDecimal fra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Duration.get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urat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Duration.add( GDurationSpecification 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Duration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uration.GDuration( GDurationSpecification g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Duration.getSeco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uration.getHo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uration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uration.GD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Duration.getMin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